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223880597014925" calcext:value-type="float">
            <text:p>0.0223880597014925</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5:52:52.0652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0T17:31:16.448983800</dc:date>
    <meta:editing-duration>P6DT18H41M51S</meta:editing-duration>
    <meta:editing-cycles>260</meta:editing-cycles>
    <meta:generator>LibreOffice/25.2.2.2$Windows_X86_64 LibreOffice_project/7370d4be9e3cf6031a51beef54ff3bda878e3fac</meta:generator>
    <meta:document-statistic meta:table-count="1" meta:cell-count="1348" meta:object-count="0"/>
  </office:meta>
</office:document-meta>
</file>